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  <style:paragraph-properties style:writing-mode="lr-tb"/>
    </style:style>
    <style:style style:name="gr3" style:family="graphic" style:parent-style-name="standard">
      <style:graphic-properties draw:stroke="dash" draw:stroke-dash="Double_20_Dash" draw:marker-start="Arrowheads_20_2" draw:marker-start-width="0.3cm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237cm" fo:min-width="2.0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237cm" fo:min-width="2.04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1.237cm" fo:min-width="2.04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37cm" fo:min-width="2.04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237cm" fo:min-width="2.457cm"/>
      <style:paragraph-properties style:writing-mode="lr-tb"/>
    </style:style>
    <style:style style:name="gr10" style:family="graphic" style:parent-style-name="standard">
      <style:graphic-properties draw:fill-color="#ffa6a6" draw:textarea-horizontal-align="justify" draw:textarea-vertical-align="middle" draw:auto-grow-height="false" fo:min-height="1.097cm" fo:min-width="3.318cm"/>
      <style:paragraph-properties style:writing-mode="lr-tb"/>
    </style:style>
    <style:style style:name="gr11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655cm" fo:min-width="0.135cm"/>
    </style:style>
    <style:style style:name="gr1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35cm"/>
    </style:style>
    <style:style style:name="gr13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86cm"/>
    </style:style>
    <style:style style:name="gr14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85cm" fo:min-width="0.188cm"/>
      <style:paragraph-properties style:writing-mode="lr-tb"/>
    </style:style>
    <style:style style:name="gr15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655cm" fo:min-width="0.135cm"/>
    </style:style>
    <style:style style:name="gr16" style:family="graphic" style:parent-style-name="standard">
      <style:graphic-properties svg:stroke-width="0.254cm" draw:marker-start="Arrowheads_20_3" draw:marker-start-width="0.686cm" draw:marker-end-width="0.584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solid" draw:stroke-dash="Long_20_Dot" svg:stroke-width="0.102cm" draw:marker-start="Arrowheads_20_4" draw:marker-start-width="0.457cm" draw:marker-end-width="0.356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marker-start="Arrowheads_20_5" draw:marker-start-width="0.457cm" draw:marker-end-width="0.356cm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9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9cm" fo:min-width="5.848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stroke="dash" draw:stroke-dash="Long_20_Dash_20_Dot_20__28_Rounded_29_" svg:stroke-linecap="round" draw:fill="none" draw:textarea-vertical-align="middle"/>
    </style:style>
    <style:style style:name="gr25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1.02cm" fo:min-width="0.188cm"/>
    </style:style>
    <style:style style:name="gr26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385cm" fo:min-width="0.1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56cm" fo:min-width="4.88cm"/>
    </style:style>
    <style:style style:name="gr29" style:family="graphic" style:parent-style-name="standard">
      <style:graphic-properties draw:stroke="dash" draw:stroke-dash="Double_20_Dash" draw:marker-start="Arrow_20_large" draw:marker-end="" draw:textarea-vertical-align="middle"/>
    </style:style>
    <style:style style:name="gr30" style:family="graphic" style:parent-style-name="standard">
      <style:graphic-properties svg:stroke-width="0.203cm" draw:marker-start="Arrow_20_large" draw:marker-start-width="0.508cm" draw:marker-end="" draw:marker-end-width="0.508cm" draw:textarea-vertical-align="middle" fo:padding-top="0.226cm" fo:padding-bottom="0.226cm" fo:padding-left="0.351cm" fo:padding-right="0.351cm"/>
    </style:style>
    <style:style style:name="gr31" style:family="graphic" style:parent-style-name="standard">
      <style:graphic-properties draw:fill="hatch" draw:fill-color="#ffffff" draw:fill-hatch-name="Red_20_90_20_Degrees_20_Crossed_20_2" draw:fill-hatch-solid="true" draw:textarea-horizontal-align="justify" draw:textarea-vertical-align="middle" draw:auto-grow-height="false" fo:min-height="0.343cm" fo:min-width="0cm"/>
    </style:style>
    <style:style style:name="gr3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046cm" fo:min-width="0cm"/>
    </style:style>
    <style:style style:name="gr33" style:family="graphic" style:parent-style-name="standard">
      <style:graphic-properties svg:stroke-width="0.203cm" draw:marker-start="" draw:marker-start-width="0.508cm" draw:marker-end="Arrow_20_large" draw:marker-end-width="0.508cm" draw:textarea-vertical-align="middle" fo:padding-top="0.226cm" fo:padding-bottom="0.226cm" fo:padding-left="0.351cm" fo:padding-right="0.351cm"/>
    </style:style>
    <style:style style:name="gr34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639cm" fo:min-width="0cm"/>
    </style:style>
    <style:style style:name="gr35" style:family="graphic" style:parent-style-name="objectwithoutfill">
      <style:graphic-properties svg:stroke-color="#ff0000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068cm" fo:min-width="17.5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b7b3ca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/>
    </style:style>
    <style:style style:name="P10" style:family="paragraph">
      <loext:graphic-properties draw:fill="solid" draw:fill-color="#ffffff" draw:fill-hatch-solid="true"/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loext:graphic-properties draw:fill="hatch" draw:fill-color="#ffffff" draw:fill-hatch-name="Red_20_90_20_Degrees_20_Crossed_20_2" draw:fill-hatch-solid="true"/>
      <style:paragraph-properties fo:margin-left="0cm" fo:margin-right="0cm" fo:text-align="center" fo:text-indent="0cm" style:writing-mode="lr-tb"/>
    </style:style>
    <style:style style:name="P13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92cm" svg:y1="2.82cm" svg:x2="3.052cm" svg:y2="2.82cm">
            <text:p/>
          </draw:line>
          <draw:frame draw:style-name="gr2" draw:text-style-name="P2" draw:layer="layout" svg:width="0.913cm" svg:height="0.962cm" svg:x="3.545cm" svg:y="1.985cm">
            <draw:text-box>
              <text:p>Ξ</text:p>
            </draw:text-box>
          </draw:frame>
        </draw:g>
        <draw:line draw:style-name="gr3" draw:text-style-name="P1" draw:layer="layout" svg:x1="10.843cm" svg:y1="2.846cm" svg:x2="7.679cm" svg:y2="2.846cm">
          <text:p/>
        </draw:line>
        <draw:custom-shape draw:style-name="gr4" draw:text-style-name="P4" draw:layer="layout" svg:width="4.127cm" svg:height="1.905cm" svg:x="9.53cm" svg:y="3.47cm">
          <text:p text:style-name="P3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3.222cm" svg:y="4.91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487cm" svg:x="3.222cm" svg:y="6.81cm">
          <text:p text:style-name="P3"><text:span text:style-name="T2">S</text:span><text:span text:style-name="T2">u</text:span><text:span text:style-name="T2">b</text:span><text:span text:style-name="T2">s</text:span><text:span text:style-name="T2">cr</text:span><text:span text:style-name="T2">ib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487cm" svg:x="6.522cm" svg:y="6.71cm">
          <text:p text:style-name="P3"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6.422cm" svg:y="4.9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957cm" svg:height="1.487cm" svg:x="2.905cm" svg:y="13.81cm">
          <text:p text:style-name="P3"><text:span text:style-name="T2">Subsc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398cm" svg:height="1.905cm" svg:x="9.572cm" svg:y="13.67cm">
          <text:p text:style-name="P3">clocktower.sub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635cm" svg:height="1.905cm" svg:x="17.127cm" svg:y="2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1.905cm" svg:x="14.427cm" svg:y="2.3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0" draw:layer="layout" svg:width="0.686cm" svg:height="1.905cm" svg:x="15.327cm" svg:y="2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0.688cm" svg:height="0.635cm" svg:x="15.327cm" svg:y="3.64cm">
            <text:p text:style-name="P11"/>
            <text:p text:style-name="P11"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0.635cm" svg:height="1.905cm" svg:x="15.527cm" svg:y="13.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635cm" svg:height="1.905cm" svg:x="17.927cm" svg:y="13.67cm">
          <text:p/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9.155cm" svg:y1="14.652cm" svg:x2="6.297cm" svg:y2="14.652cm">
          <text:p/>
        </draw:line>
        <draw:line draw:style-name="gr16" draw:text-style-name="P14" draw:layer="layout" svg:x1="7.492cm" svg:y1="9.052cm" svg:x2="4.634cm" svg:y2="9.052cm">
          <text:p/>
        </draw:line>
        <draw:line draw:style-name="gr17" draw:text-style-name="P14" draw:layer="layout" svg:x1="17.575cm" svg:y1="14.652cm" svg:x2="16.622cm" svg:y2="14.652cm">
          <text:p/>
        </draw:line>
        <draw:line draw:style-name="gr18" draw:text-style-name="P14" draw:layer="layout" svg:x1="12.43cm" svg:y1="18.462cm" svg:x2="12.43cm" svg:y2="16.24cm">
          <text:p/>
        </draw:line>
        <draw:custom-shape draw:style-name="gr8" draw:text-style-name="P8" draw:layer="layout" svg:width="2.54cm" svg:height="1.487cm" svg:x="11.122cm" svg:y="19.0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17.474cm" svg:height="3.806cm" svg:x="2.27cm" svg:y="21.63cm">
          <draw:text-box>
            <text:p text:style-name="P15"><text:span text:style-name="T4">A</text:span><text:span text:style-name="T4">.</text:span> <text:span text:style-name="T4">S</text:span><text:span text:style-name="T4">u</text:span><text:span text:style-name="T4">b</text:span><text:span text:style-name="T4">c</text:span><text:span text:style-name="T4">r</text:span><text:span text:style-name="T4">i</text:span><text:span text:style-name="T4">p</text:span><text:span text:style-name="T4">ti</text:span><text:span text:style-name="T4">o</text:span><text:span text:style-name="T4">n </text:span><text:span text:style-name="T4">I</text:span><text:span text:style-name="T4">n</text:span><text:span text:style-name="T4">it</text:span><text:span text:style-name="T4">i</text:span><text:span text:style-name="T4">a</text:span><text:span text:style-name="T4">ti</text:span><text:span text:style-name="T4">o</text:span><text:span text:style-name="T4">n</text:span> 1. Subscriber and provider initiate </text:p>
            <text:p text:style-name="P15">relationship off-chain. 2. Subscriber sends payment via </text:p>
            <text:p text:style-name="P15">contract. Contract increases fee balance and pays the</text:p>
            <text:p text:style-name="P15">rest to provider. </text:p>
            <text:p text:style-name="P15"><text:s/></text:p>
          </draw:text-box>
        </draw:frame>
        <draw:frame draw:style-name="gr2" draw:text-style-name="P16" draw:layer="layout" svg:width="0.913cm" svg:height="0.962cm" svg:x="16.552cm" svg:y="13.617cm">
          <draw:text-box>
            <text:p text:style-name="P17">Ξ</text:p>
          </draw:text-box>
        </draw:frame>
        <draw:frame draw:style-name="gr20" draw:text-style-name="P18" draw:layer="layout" svg:width="1.497cm" svg:height="0.645cm" svg:x="15.17cm" svg:y="15.722cm">
          <draw:text-box>
            <text:p text:style-name="P15"><text:span text:style-name="T5">E</text:span><text:span text:style-name="T5">m</text:span><text:span text:style-name="T5">pt</text:span><text:span text:style-name="T5">y</text:span></text:p>
          </draw:text-box>
        </draw:frame>
        <draw:frame draw:style-name="gr21" draw:text-style-name="P18" draw:layer="layout" svg:width="1.065cm" svg:height="0.645cm" svg:x="17.771cm" svg:y="15.723cm">
          <draw:text-box>
            <text:p text:style-name="P15"><text:span text:style-name="T5">Fu</text:span><text:span text:style-name="T5">ll</text:span></text:p>
          </draw:text-box>
        </draw:frame>
        <draw:frame draw:style-name="gr22" draw:text-style-name="P19" draw:layer="layout" svg:width="6.348cm" svg:height="0.839cm" svg:x="14.205cm" svg:y="12.43cm">
          <draw:text-box>
            <text:p text:style-name="P15"><text:span text:style-name="T1">F</text:span><text:span text:style-name="T1">e</text:span><text:span text:style-name="T1">e </text:span><text:span text:style-name="T1">B</text:span><text:span text:style-name="T1">al</text:span><text:span text:style-name="T1">a</text:span><text:span text:style-name="T1">n</text:span><text:span text:style-name="T1">c</text:span><text:span text:style-name="T1">e </text:span><text:span text:style-name="T1">(</text:span><text:span text:style-name="T1">S</text:span><text:span text:style-name="T1">u</text:span><text:span text:style-name="T1">b</text:span><text:span text:style-name="T1">s</text:span><text:span text:style-name="T1">c</text:span><text:span text:style-name="T1">r </text:span><text:span text:style-name="T1">A</text:span><text:span text:style-name="T1">)</text:span></text:p>
          </draw:text-box>
        </draw:frame>
        <draw:line draw:style-name="gr23" draw:text-style-name="P20" draw:layer="layout" svg:x1="1.635cm" svg:y1="10.842cm" svg:x2="19.415cm" svg:y2="10.842cm">
          <text:p/>
        </draw:line>
        <draw:line draw:style-name="gr24" draw:text-style-name="P21" draw:layer="layout" svg:x1="4.81cm" svg:y1="15.605cm" svg:x2="10.842cm" svg:y2="19.732cm">
          <text:p/>
        </draw:line>
        <draw:g>
          <draw:custom-shape draw:style-name="gr25" draw:text-style-name="P9" draw:layer="layout" svg:width="0.688cm" svg:height="1.27cm" svg:x="16.227cm" svg:y="3.0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3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0" draw:text-style-name="P4" draw:layer="layout" svg:width="5.398cm" svg:height="1.905cm" svg:x="7.866cm" svg:y="6.2cm">
          <text:p text:style-name="P3">Clockt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1.952cm" svg:y="6.409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16.715cm" svg:y="6.409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2.394cm" svg:height="0.962cm" svg:x="13.139cm" svg:y="2.708cm">
          <draw:text-box>
            <text:p text:style-name="P17"><text:span text:style-name="T6">p</text:span><text:span text:style-name="T6">a</text:span><text:span text:style-name="T6">y</text:span><text:span text:style-name="T6">m</text:span><text:span text:style-name="T6">e</text:span><text:span text:style-name="T6">nt</text:span></text:p>
          </draw:text-box>
        </draw:frame>
        <draw:line draw:style-name="gr3" draw:text-style-name="P1" draw:layer="layout" svg:x1="7.551cm" svg:y1="7.152cm" svg:x2="5.007cm" svg:y2="7.152cm">
          <text:p/>
        </draw:line>
        <draw:frame draw:style-name="gr27" draw:text-style-name="P24" draw:layer="layout" svg:width="2.034cm" svg:height="0.878cm" svg:x="5.145cm" svg:y="6.313cm">
          <draw:text-box>
            <text:p text:style-name="P23"><text:span text:style-name="T7">.remit</text:span></text:p>
          </draw:text-box>
        </draw:frame>
        <draw:line draw:style-name="gr3" draw:text-style-name="P1" draw:layer="layout" svg:x1="10.766cm" svg:y1="9.876cm" svg:x2="10.766cm" svg:y2="8.453cm">
          <text:p/>
        </draw:line>
        <draw:custom-shape draw:style-name="gr28" draw:text-style-name="P25" draw:layer="layout" svg:width="5.38cm" svg:height="3.81cm" svg:x="8.05cm" svg:y="10.137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4.02cm" svg:height="0.878cm" svg:x="8.167cm" svg:y="10.417cm">
          <draw:text-box>
            <text:p><text:span text:style-name="T7">s</text:span><text:span text:style-name="T7">u</text:span><text:span text:style-name="T7">b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/text:p>
          </draw:text-box>
        </draw:frame>
        <draw:frame draw:style-name="gr27" draw:text-style-name="P26" draw:layer="layout" svg:width="4.05cm" svg:height="0.878cm" svg:x="8.167cm" svg:y="11.717cm">
          <draw:text-box>
            <text:p><text:span text:style-name="T7">s</text:span><text:span text:style-name="T7">u</text:span><text:span text:style-name="T7">b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/text:p>
          </draw:text-box>
        </draw:frame>
        <draw:frame draw:style-name="gr27" draw:text-style-name="P26" draw:layer="layout" svg:width="4.079cm" svg:height="0.878cm" svg:x="8.167cm" svg:y="12.917cm">
          <draw:text-box>
            <text:p><text:span text:style-name="T7">s</text:span><text:span text:style-name="T7">u</text:span><text:span text:style-name="T7">b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C</text:span></text:p>
          </draw:text-box>
        </draw:frame>
        <draw:ellipse draw:style-name="gr29" draw:text-style-name="P1" draw:layer="layout" svg:width="2.857cm" svg:height="4.777cm" svg:x="12.335cm" svg:y="7.265cm" draw:kind="arc" draw:start-angle="276.39" draw:end-angle="97.8">
          <text:p/>
        </draw:ellipse>
        <draw:ellipse draw:style-name="gr30" draw:text-style-name="P1" draw:layer="layout" svg:width="6.991cm" svg:height="3.81cm" draw:transform="rotate (-3.14159265358979) translate (10.407cm 7.477cm)" draw:kind="arc" draw:start-angle="179.26" draw:end-angle="356.78">
          <text:p/>
        </draw:ellipse>
        <draw:g>
          <draw:custom-shape draw:style-name="gr31" draw:text-style-name="P9" draw:layer="layout" svg:width="0.33cm" svg:height="0.593cm" svg:x="12.527cm" svg:y="10.6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0.329cm" svg:height="0.296cm" svg:x="12.527cm" svg:y="10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9" draw:layer="layout" svg:width="0.33cm" svg:height="0.593cm" svg:x="12.527cm" svg:y="13.1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0.329cm" svg:height="0.296cm" svg:x="12.527cm" svg:y="12.87cm">
            <text:p/>
            <draw:enhanced-geometry svg:viewBox="0 0 21600 21600" draw:type="rectangle" draw:enhanced-path="M 0 0 L 21600 0 21600 21600 0 21600 0 0 Z N"/>
          </draw:custom-shape>
        </draw:g>
        <draw:ellipse draw:style-name="gr33" draw:text-style-name="P1" draw:layer="layout" svg:width="6.991cm" svg:height="3.81cm" draw:transform="rotate (-3.14159265358979) translate (17.763cm 7.477cm)" draw:kind="arc" draw:start-angle="183.22" draw:end-angle="0.74">
          <text:p/>
        </draw:ellipse>
        <draw:frame draw:style-name="gr27" draw:text-style-name="P27" draw:layer="layout" svg:width="1.031cm" svg:height="0.962cm" svg:x="5.762cm" svg:y="7.915cm">
          <draw:text-box>
            <text:p>1.</text:p>
          </draw:text-box>
        </draw:frame>
        <draw:frame draw:style-name="gr27" draw:text-style-name="P27" draw:layer="layout" svg:width="1.209cm" svg:height="0.962cm" svg:x="12.665cm" svg:y="8.367cm">
          <draw:text-box>
            <text:p>2. </text:p>
          </draw:text-box>
        </draw:frame>
        <draw:frame draw:style-name="gr27" draw:text-style-name="P27" draw:layer="layout" svg:width="1.209cm" svg:height="0.962cm" svg:x="10.207cm" svg:y="3.052cm">
          <draw:text-box>
            <text:p>3. </text:p>
          </draw:text-box>
        </draw:frame>
        <draw:frame draw:style-name="gr27" draw:text-style-name="P26" draw:layer="layout" svg:width="19.383cm" svg:height="5.267cm" svg:x="1.152cm" svg:y="15.387cm">
          <draw:text-box>
            <text:p><text:span text:style-name="T8">The remit function</text:span><text:span text:style-name="T7"> <text:s/></text:span><text:span text:style-name="T7">1. A Caller calls </text:span><text:span text:style-name="T7">the .remit function. </text:span><text:span text:style-name="T7">2. Clocktower </text:span></text:p>
            <text:p><text:span text:style-name="T7">contract checks </text:span><text:span text:style-name="T7">subscription list for </text:span><text:span text:style-name="T7">active subscriptions </text:span><text:span text:style-name="T7">scheduled for </text:span></text:p>
            <text:p><text:span text:style-name="T7">provider payment. </text:span><text:span text:style-name="T7">These subscriptions </text:span><text:span text:style-name="T7">must also have </text:span><text:span text:style-name="T7">sufficient fee </text:span></text:p>
            <text:p><text:span text:style-name="T7">balance. In this </text:span><text:span text:style-name="T7">example, </text:span><text:span text:style-name="T7">subscriptions A &amp; C </text:span><text:span text:style-name="T7">have sufficient fee </text:span><text:span text:style-name="T7">balance, </text:span></text:p>
            <text:p><text:span text:style-name="T7">while subscription B </text:span><text:span text:style-name="T7">has a zero balance</text:span><text:span text:style-name="T7">—it will be marked </text:span><text:span text:style-name="T7">inactive and </text:span></text:p>
            <text:p><text:span text:style-name="T7">no longer pay </text:span><text:span text:style-name="T7">provider for content. </text:span><text:span text:style-name="T7">The list of active, </text:span><text:span text:style-name="T7">payment-requiring </text:span></text:p>
            <text:p><text:span text:style-name="T7">subscriptions is </text:span><text:span text:style-name="T7">returned. 3. Provider </text:span><text:span text:style-name="T7">receives payment </text:span><text:span text:style-name="T7">and Caller receives </text:span></text:p>
            <text:p><text:span text:style-name="T7">fee. </text:span></text:p>
          </draw:text-box>
        </draw:frame>
        <draw:custom-shape draw:style-name="gr34" draw:text-style-name="P10" draw:layer="layout" svg:width="0.305cm" svg:height="0.889cm" svg:x="12.527cm" svg:y="11.67cm">
          <text:p/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8.52cm" svg:y1="12.352cm" svg:x2="12.112cm" svg:y2="11.98cm">
          <text:p/>
        </draw:line>
        <draw:line draw:style-name="gr35" draw:text-style-name="P21" draw:layer="layout" svg:x1="8.52cm" svg:y1="11.98cm" svg:x2="12.112cm" svg:y2="12.352cm">
          <text:p/>
        </draw:line>
        <draw:frame draw:style-name="gr2" draw:text-style-name="P22" draw:layer="layout" svg:width="1.188cm" svg:height="0.962cm" svg:x="6.339cm" svg:y="2.708cm">
          <draw:text-box>
            <text:p text:style-name="P17"><text:span text:style-name="T6">f</text:span><text:span text:style-name="T6">e</text:span><text:span text:style-name="T6">e</text:span></text:p>
          </draw:text-box>
        </draw:frame>
      </draw:page>
      <draw:page draw:name="page3" draw:style-name="dp1" draw:master-page-name="Default">
        <draw:custom-shape draw:style-name="gr6" draw:text-style-name="P6" draw:layer="layout" svg:width="2.54cm" svg:height="1.487cm" svg:x="1.822cm" svg:y="3.61cm">
          <text:p text:style-name="P3"><text:span text:style-name="T2">Su</text:span><text:span text:style-name="T2">bs</text:span><text:span text:style-name="T2">cri</text:span><text:span text:style-name="T2">be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7.032cm" svg:y1="4.415cm" svg:x2="4.771cm" svg:y2="4.415cm">
          <text:p/>
        </draw:line>
        <draw:line draw:style-name="gr23" draw:text-style-name="P21" draw:layer="layout" svg:x1="6.08cm" svg:y1="3.78cm" svg:x2="7.667cm" svg:y2="2.827cm">
          <text:p/>
        </draw:line>
        <draw:line draw:style-name="gr23" draw:text-style-name="P21" draw:layer="layout" svg:x1="6.08cm" svg:y1="5.05cm" svg:x2="7.667cm" svg:y2="6.002cm">
          <text:p/>
        </draw:line>
        <draw:frame draw:style-name="gr27" draw:text-style-name="P27" draw:layer="layout" svg:width="3.211cm" svg:height="0.962cm" svg:x="8.002cm" svg:y="2.305cm">
          <draw:text-box>
            <text:p>subscribe</text:p>
          </draw:text-box>
        </draw:frame>
        <draw:frame draw:style-name="gr27" draw:text-style-name="P27" draw:layer="layout" svg:width="3.211cm" svg:height="0.962cm" svg:x="8.003cm" svg:y="5.605cm">
          <draw:text-box>
            <text:p>subscribe</text:p>
          </draw:text-box>
        </draw:frame>
        <draw:frame draw:style-name="gr27" draw:text-style-name="P27" draw:layer="layout" svg:width="3.211cm" svg:height="0.962cm" svg:x="8.003cm" svg:y="4.005cm">
          <draw:text-box>
            <text:p>subscribe</text:p>
          </draw:text-box>
        </draw:frame>
        <draw:line draw:style-name="gr23" draw:text-style-name="P21" draw:layer="layout" svg:x1="11.477cm" svg:y1="6.08cm" svg:x2="13.064cm" svg:y2="5.127cm">
          <text:p/>
        </draw:line>
        <draw:line draw:style-name="gr23" draw:text-style-name="P21" draw:layer="layout" svg:x1="11.381cm" svg:y1="2.75cm" svg:x2="12.968cm" svg:y2="3.702cm">
          <text:p/>
        </draw:line>
        <draw:g>
          <draw:custom-shape draw:style-name="gr25" draw:text-style-name="P9" draw:layer="layout" svg:width="0.688cm" svg:height="1.27cm" svg:x="16.227cm" svg:y="2.9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0.686cm" svg:height="0.635cm" svg:x="16.227cm" svg:y="2.27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" draw:layer="layout" svg:width="18.098cm" svg:height="0.318cm" svg:x="1.317cm" svg:y="7.6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2a6099" draw:distance="0.051cm" draw:rotation="1560"/>
    <draw:hatch draw:name="Red_20_90_20_Degrees_20_Crossed_20_2" draw:display-name="Red 90 Degrees Crossed 2" draw:style="double" draw:color="#2a6099" draw:distance="0.051cm" draw:rotation="1800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15:06:41.485204736</meta:creation-date>
    <dc:date>2023-02-03T16:50:39.359377261</dc:date>
    <meta:editing-duration>PT57M59S</meta:editing-duration>
    <meta:editing-cycles>14</meta:editing-cycles>
    <meta:generator>LibreOffice/7.3.7.2$Linux_X86_64 LibreOffice_project/30$Build-2</meta:generator>
    <meta:document-statistic meta:object-count="74"/>
  </office:meta>
</office:document-meta>
</file>